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June 15, 2021 (02:53:32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06:53:38Z</meta:creation-date>
    <dc:date>2021-06-15T06:53:38Z</dc:date>
    <meta:user-defined meta:name="date" meta:value-type="string">June  15, 2021 (02:53:32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